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8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component_id </text:p>
          </table:table-cell>
          <table:table-cell table:formula="of:=REPLACE([.A2]; SEARCH(&quot;_&quot;; [.A2]) ;LEN([.A2]);&quot;&quot;)" office:value-type="string" office:string-value="component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omponent_layer</text:p>
          </table:table-cell>
          <table:table-cell table:formula="of:=REPLACE([.A3]; SEARCH(&quot;_&quot;; [.A3]) ;LEN([.A3]);&quot;&quot;)" office:value-type="string" office:string-value="component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omponent_name </text:p>
          </table:table-cell>
          <table:table-cell table:formula="of:=REPLACE([.A4]; SEARCH(&quot;_&quot;; [.A4]) ;LEN([.A4]);&quot;&quot;)" office:value-type="string" office:string-value="component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omponent_type </text:p>
          </table:table-cell>
          <table:table-cell table:formula="of:=REPLACE([.A5]; SEARCH(&quot;_&quot;; [.A5]) ;LEN([.A5]);&quot;&quot;)" office:value-type="string" office:string-value="component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edge_annotation_name </text:p>
          </table:table-cell>
          <table:table-cell table:formula="of:=REPLACE([.A6]; SEARCH(&quot;_&quot;; [.A6]) ;LEN([.A6]);&quot;&quot;)" office:value-type="string" office:string-value="edge" calcext:value-type="string">
            <text:p>edge</text:p>
          </table:table-cell>
        </table:table-row>
        <table:table-row table:style-name="ro1">
          <table:table-cell office:value-type="string" calcext:value-type="string">
            <text:p>edge_annotation_namespace </text:p>
          </table:table-cell>
          <table:table-cell table:formula="of:=REPLACE([.A7]; SEARCH(&quot;_&quot;; [.A7]) ;LEN([.A7]);&quot;&quot;)" office:value-type="string" office:string-value="edge" calcext:value-type="string">
            <text:p>edge</text:p>
          </table:table-cell>
        </table:table-row>
        <table:table-row table:style-name="ro1">
          <table:table-cell office:value-type="string" calcext:value-type="string">
            <text:p>edge_annotation_value </text:p>
          </table:table-cell>
          <table:table-cell table:formula="of:=REPLACE([.A8]; SEARCH(&quot;_&quot;; [.A8]) ;LEN([.A8]);&quot;&quot;)" office:value-type="string" office:string-value="edge" calcext:value-type="string">
            <text:p>edge</text:p>
          </table:table-cell>
        </table:table-row>
        <table:table-row table:style-name="ro1">
          <table:table-cell office:value-type="string" calcext:value-type="string">
            <text:p>node_annotation_name </text:p>
          </table:table-cell>
          <table:table-cell table:formula="of:=REPLACE([.A9]; SEARCH(&quot;_&quot;; [.A9]) ;LEN([.A9]);&quot;&quot;)" office:value-type="string" office:string-value="node" calcext:value-type="string">
            <text:p>node</text:p>
          </table:table-cell>
        </table:table-row>
        <table:table-row table:style-name="ro1">
          <table:table-cell office:value-type="string" calcext:value-type="string">
            <text:p>node_annotation_namespace </text:p>
          </table:table-cell>
          <table:table-cell table:formula="of:=REPLACE([.A10]; SEARCH(&quot;_&quot;; [.A10]) ;LEN([.A10]);&quot;&quot;)" office:value-type="string" office:string-value="node" calcext:value-type="string">
            <text:p>node</text:p>
          </table:table-cell>
        </table:table-row>
        <table:table-row table:style-name="ro1">
          <table:table-cell office:value-type="string" calcext:value-type="string">
            <text:p>node_annotation_value </text:p>
          </table:table-cell>
          <table:table-cell table:formula="of:=REPLACE([.A11]; SEARCH(&quot;_&quot;; [.A11]) ;LEN([.A11]);&quot;&quot;)" office:value-type="string" office:string-value="node" calcext:value-type="string">
            <text:p>node</text:p>
          </table:table-cell>
        </table:table-row>
        <table:table-row table:style-name="ro1">
          <table:table-cell office:value-type="string" calcext:value-type="string">
            <text:p>node_id </text:p>
          </table:table-cell>
          <table:table-cell table:formula="of:=REPLACE([.A12]; SEARCH(&quot;_&quot;; [.A12]) ;LEN([.A12]);&quot;&quot;)" office:value-type="string" office:string-value="node" calcext:value-type="string">
            <text:p>node</text:p>
          </table:table-cell>
        </table:table-row>
        <table:table-row table:style-name="ro1">
          <table:table-cell office:value-type="string" calcext:value-type="string">
            <text:p>node_layer</text:p>
          </table:table-cell>
          <table:table-cell table:formula="of:=REPLACE([.A13]; SEARCH(&quot;_&quot;; [.A13]) ;LEN([.A13]);&quot;&quot;)" office:value-type="string" office:string-value="node" calcext:value-type="string">
            <text:p>node</text:p>
          </table:table-cell>
        </table:table-row>
        <table:table-row table:style-name="ro1">
          <table:table-cell office:value-type="string" calcext:value-type="string">
            <text:p>node_namespace </text:p>
          </table:table-cell>
          <table:table-cell table:formula="of:=REPLACE([.A14]; SEARCH(&quot;_&quot;; [.A14]) ;LEN([.A14]);&quot;&quot;)" office:value-type="string" office:string-value="node" calcext:value-type="string">
            <text:p>node</text:p>
          </table:table-cell>
        </table:table-row>
        <table:table-row table:style-name="ro1">
          <table:table-cell office:value-type="string" calcext:value-type="string">
            <text:p>node_salt_id </text:p>
          </table:table-cell>
          <table:table-cell table:formula="of:=REPLACE([.A15]; SEARCH(&quot;_&quot;; [.A15]) ;LEN([.A15]);&quot;&quot;)" office:value-type="string" office:string-value="node" calcext:value-type="string">
            <text:p>node</text:p>
          </table:table-cell>
        </table:table-row>
        <table:table-row table:style-name="ro1">
          <table:table-cell office:value-type="string" calcext:value-type="string">
            <text:p>node_seg_index </text:p>
          </table:table-cell>
          <table:table-cell table:formula="of:=REPLACE([.A16]; SEARCH(&quot;_&quot;; [.A16]) ;LEN([.A16]);&quot;&quot;)" office:value-type="string" office:string-value="node" calcext:value-type="string">
            <text:p>node</text:p>
          </table:table-cell>
        </table:table-row>
        <table:table-row table:style-name="ro1">
          <table:table-cell office:value-type="string" calcext:value-type="string">
            <text:p>node_seg_name </text:p>
          </table:table-cell>
          <table:table-cell table:formula="of:=REPLACE([.A17]; SEARCH(&quot;_&quot;; [.A17]) ;LEN([.A17]);&quot;&quot;)" office:value-type="string" office:string-value="node" calcext:value-type="string">
            <text:p>node</text:p>
          </table:table-cell>
        </table:table-row>
        <table:table-row table:style-name="ro1">
          <table:table-cell office:value-type="string" calcext:value-type="string">
            <text:p>node_span </text:p>
          </table:table-cell>
          <table:table-cell table:formula="of:=REPLACE([.A18]; SEARCH(&quot;_&quot;; [.A18]) ;LEN([.A18]);&quot;&quot;)" office:value-type="string" office:string-value="node" calcext:value-type="string">
            <text:p>node</text:p>
          </table:table-cell>
        </table:table-row>
        <table:table-row table:style-name="ro1">
          <table:table-cell office:value-type="string" calcext:value-type="string">
            <text:p>node_text_ref </text:p>
          </table:table-cell>
          <table:table-cell table:formula="of:=REPLACE([.A19]; SEARCH(&quot;_&quot;; [.A19]) ;LEN([.A19]);&quot;&quot;)" office:value-type="string" office:string-value="node" calcext:value-type="string">
            <text:p>node</text:p>
          </table:table-cell>
        </table:table-row>
        <table:table-row table:style-name="ro1">
          <table:table-cell office:value-type="string" calcext:value-type="string">
            <text:p>node_token_index </text:p>
          </table:table-cell>
          <table:table-cell table:formula="of:=REPLACE([.A20]; SEARCH(&quot;_&quot;; [.A20]) ;LEN([.A20]);&quot;&quot;)" office:value-type="string" office:string-value="node" calcext:value-type="string">
            <text:p>node</text:p>
          </table:table-cell>
        </table:table-row>
        <table:table-row table:style-name="ro1">
          <table:table-cell office:value-type="string" calcext:value-type="string">
            <text:p>rank_id </text:p>
          </table:table-cell>
          <table:table-cell table:formula="of:=REPLACE([.A21]; SEARCH(&quot;_&quot;; [.A21]) ;LEN([.A21]);&quot;&quot;)" office:value-type="string" office:string-value="rank" calcext:value-type="string">
            <text:p>rank</text:p>
          </table:table-cell>
        </table:table-row>
        <table:table-row table:style-name="ro1">
          <table:table-cell office:value-type="string" calcext:value-type="string">
            <text:p>rank_parent </text:p>
          </table:table-cell>
          <table:table-cell table:formula="of:=REPLACE([.A22]; SEARCH(&quot;_&quot;; [.A22]) ;LEN([.A22]);&quot;&quot;)" office:value-type="string" office:string-value="rank" calcext:value-type="string">
            <text:p>rank</text:p>
          </table:table-cell>
        </table:table-row>
        <table:table-row table:style-name="ro1">
          <table:table-cell office:value-type="string" calcext:value-type="string">
            <text:p>rank_pre </text:p>
          </table:table-cell>
          <table:table-cell table:formula="of:=REPLACE([.A23]; SEARCH(&quot;_&quot;; [.A23]) ;LEN([.A23]);&quot;&quot;)" office:value-type="string" office:string-value="rank" calcext:value-type="string">
            <text:p>rank</text:p>
          </table:table-cell>
        </table:table-row>
      </table:table>
      <table:named-expressions/>
      <table:database-ranges>
        <table:database-range table:name="__Anonymous_Sheet_DB__0" table:target-range-address="Tabelle1.A1:Tabelle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4:58:15.142412238</meta:creation-date>
    <dc:date>2016-08-15T15:17:23.086894865</dc:date>
    <meta:editing-duration>PT19M6S</meta:editing-duration>
    <meta:editing-cycles>4</meta:editing-cycles>
    <meta:generator>LibreOffice/5.1.4.2$Linux_X86_64 LibreOffice_project/10m0$Build-2</meta:generator>
    <meta:document-statistic meta:table-count="1" meta:cell-count="46" meta:object-count="0"/>
  </office:meta>
</office:document-meta>
</file>